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d2ca" officeooo:paragraph-rsid="001dd2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de la séance 2</text:p>
      <text:p text:style-name="P1"/>
      <text:p text:style-name="P1">Pendant la séance du 18/01/2017 nous avons fini la programmation d'une interface graphique qui permet la visualisation du centre de gravité d'une chaise à quatre pieds. Bien qu’on ait un seul FSR (senseur), on a pu tester l'application en soudant trois potentiomètres et en les connectant à l'Arduino, pour simuler ainsi les quatre pieds de la chaise. Puis, on a mis une vidéo sur GitHub (https://github.com/kokkonisd/pression/blob/master/Visualisation%20Program%20connected%20to%20Arduino.mp4) permettant d'envisager le changement de la position du centre de gravité de la chaise en fonction des valeurs du senseur et des potentiomètres.</text:p>
      <text:p text:style-name="P1">Nous avons aussi fixé un protocole de transmission, suivant lequel l'Arduino transmet les valeurs des senseurs 1 à 4, séparés par un point-virgule (";"). Puis on a programmé en Java un parser, qui transforme la chaîne des caractères qu'on reçoit par l'Arduino en un tableau d’entiers qu'on peut exploiter pour calculer la position du centre de gravité.</text:p>
      <text:p text:style-name="P1">En outre, l'interface graphique nous permet aussi de choisir un port de communication et de l'activer pour communiquer avec l'Arduino.</text:p>
      <text:p text:style-name="P1">Nos objectifs sont désormais:</text:p>
      <text:p text:style-name="P1">a. Améliorer l'interface graphique; on pourrait éventuellement implémenter des fonctionnalités supplémentaires, comme la possibilité de pouvoir renter les dimensions d'une chaise, puis les sauvegarder, et donc éviter de faire entrer les mêmes données plusieurs fois, ou bien utiliser le logiciel avec des chaises différentes</text:p>
      <text:p text:style-name="P1">b. Commencer à travailler avec la shield Bluetooth de l'Arduino, pour établir la communication des donnés par Bluet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os Kokkonis</meta:initial-creator>
    <meta:creation-date>2017-01-22T18:19:57.297835000</meta:creation-date>
    <dc:date>2017-01-22T18:20:47.085037000</dc:date>
    <dc:creator>Dimitrios Kokkonis</dc:creator>
    <meta:editing-duration>PT50S</meta:editing-duration>
    <meta:editing-cycles>1</meta:editing-cycles>
    <meta:document-statistic meta:table-count="0" meta:image-count="0" meta:object-count="0" meta:page-count="1" meta:paragraph-count="7" meta:word-count="238" meta:character-count="1624" meta:non-whitespace-character-count="1393"/>
    <meta:generator>LibreOffice/5.0.1.2$MacOSX_X86_64 LibreOffice_project/81898c9f5c0d43f3473ba111d7b351050be20261</meta:generator>
  </office:meta>
</office:document-meta>
</file>